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10E000002DF3119D220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1.05cm" fo:min-width="3.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143cm" svg:height="19.448cm" svg:x="6.974cm" svg:y="5.145cm">
          <draw:image xlink:href="Pictures/100002010000010E000002DF3119D220.png" xlink:type="simple" xlink:show="embed" xlink:actuate="onLoad">
            <text:p/>
          </draw:image>
        </draw:frame>
        <draw:custom-shape draw:style-name="gr2" draw:text-style-name="P2" draw:layer="layout" svg:width="4.3cm" svg:height="1.3cm" svg:x="14.6cm" svg:y="19.2cm">
          <text:p text:style-name="P1"><text:span text:style-name="T1">Css, Js and images for these </text:span><text:span text:style-name="T1"><text:line-break/></text:span><text:span text:style-name="T1">components are spread all </text:span><text:span text:style-name="T1"><text:line-break/></text:span><text:span text:style-name="T1">over the applicatio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3T22:06:14.204000000</meta:creation-date>
    <dc:date>2014-11-13T22:23:42.671000000</dc:date>
    <meta:editing-duration>PT2M18S</meta:editing-duration>
    <meta:editing-cycles>1</meta:editing-cycles>
    <meta:document-statistic meta:object-count="2"/>
    <meta:generator>LibreOffice/4.3.0.4$Windows_x86 LibreOffice_project/62ad5818884a2fc2e5780dd45466868d41009ec0</meta:generator>
  </office:meta>
</office:document-meta>
</file>